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acketParser.parse( InputStream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PPacketParser.skipAfter( InputStream in , byte [ ] match , OutputStream 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PPacketParser.skipAfter( InputStream in , byte [ ]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